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Compose</text:span></text:p>
            <text:p><text:span text:style-name="T1">Assignmen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: Assignment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reate a Compose file from scratch</text:p>
              </text:list-item>
              <text:list-item>
                <text:p text:style-name="P4">Build a Compose File for a Drupal Content Management system website.</text:p>
              </text:list-item>
              <text:list-item>
                <text:p text:style-name="P4">Use the drupal image along with the postgres image</text:p>
              </text:list-item>
              <text:list-item>
                <text:p text:style-name="P4">Use port to expose Drupal on 8080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: Assignment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Be Sure to set POSTGRES_PASSWORD for postgres</text:p>
              </text:list-item>
              <text:list-item>
                <text:p text:style-name="P4">Walk thru Drupal setup via Browser</text:p>
              </text:list-item>
              <text:list-item>
                <text:p text:style-name="P4">Use Volumes to Store Drupal Unique Data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9T09:46:54.935466067</dc:date>
    <meta:editing-duration>PT8H46M49S</meta:editing-duration>
    <meta:editing-cycles>20</meta:editing-cycles>
    <meta:generator>LibreOffice/5.1.6.2$Linux_X86_64 LibreOffice_project/10m0$Build-2</meta:generator>
    <meta:document-statistic meta:object-count="53"/>
  </office:meta>
</office:document-meta>
</file>